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list-style-name="LFO2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Normal" style:list-style-name="LFO2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Normal" style:list-style-name="LFO2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style:font-name="Segoe UI Emoji" style:font-name-complex="Segoe UI Emoji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6.493in"/>
    </style:style>
    <style:style style:name="Table40" style:family="table">
      <style:table-properties style:width="6.493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5" style:family="table-column">
      <style:table-column-properties style:column-width="1.1256in"/>
    </style:style>
    <style:style style:name="TableColumn46" style:family="table-column">
      <style:table-column-properties style:column-width="2.5916in"/>
    </style:style>
    <style:style style:name="TableColumn47" style:family="table-column">
      <style:table-column-properties style:column-width="2.6187in"/>
    </style:style>
    <style:style style:name="Table44" style:family="table">
      <style:table-properties style:width="6.3361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Normal" style:list-style-name="LFO3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3" style:family="paragraph"/>
    <style:style style:name="P76" style:parent-style-name="Normal" style:list-style-name="LFO3" style:family="paragraph"/>
    <style:style style:name="P77" style:parent-style-name="Normal" style:list-style-name="LFO3" style:family="paragraph"/>
    <style:style style:name="T78" style:parent-style-name="DefaultParagraphFont" style:family="text">
      <style:text-properties fo:font-style="italic" style:font-style-asian="italic" style:font-style-complex="italic"/>
    </style:style>
    <style:style style:name="P79" style:parent-style-name="Normal" style:list-style-name="LFO3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3" style:family="paragraph"/>
    <style:style style:name="P82" style:parent-style-name="Normal" style:list-style-name="LFO3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3" style:family="paragraph"/>
    <style:style style:name="T86" style:parent-style-name="DefaultParagraphFont" style:family="text">
      <style:text-properties fo:font-style="italic" style:font-style-asian="italic" style:font-style-complex="italic"/>
    </style:style>
    <style:style style:name="P87" style:parent-style-name="Normal" style:list-style-name="LFO3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3" style:family="paragraph"/>
    <style:style style:name="P90" style:parent-style-name="Normal" style:list-style-name="LFO3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3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3" style:family="paragraph"/>
    <style:style style:name="T95" style:parent-style-name="DefaultParagraphFont" style:family="text">
      <style:text-properties fo:font-style="italic" style:font-style-asian="italic" style:font-style-complex="italic"/>
    </style:style>
    <style:style style:name="P96" style:parent-style-name="Normal" style:list-style-name="LFO3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3" style:family="paragraph"/>
    <style:style style:name="P99" style:parent-style-name="Normal" style:list-style-name="LFO3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3" style:family="paragraph"/>
    <style:style style:name="T103" style:parent-style-name="DefaultParagraphFont" style:family="text">
      <style:text-properties fo:font-style="italic" style:font-style-asian="italic" style:font-style-complex="italic"/>
    </style:style>
    <style:style style:name="P104" style:parent-style-name="Normal" style:list-style-name="LFO3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3" style:family="paragraph"/>
    <style:style style:name="P107" style:parent-style-name="Normal" style:list-style-name="LFO3" style:family="paragraph"/>
    <style:style style:name="P108" style:parent-style-name="Normal" style:list-style-name="LFO3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3" style:family="paragraph"/>
    <style:style style:name="P111" style:parent-style-name="Normal" style:list-style-name="LFO3" style:family="paragraph"/>
    <style:style style:name="T112" style:parent-style-name="DefaultParagraphFont" style:family="text">
      <style:text-properties fo:font-style="italic" style:font-style-asian="italic" style:font-style-complex="italic"/>
    </style:style>
    <style:style style:name="P113" style:parent-style-name="Normal" style:list-style-name="LFO3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3" style:family="paragraph"/>
    <style:style style:name="P116" style:parent-style-name="Normal" style:list-style-name="LFO3" style:family="paragraph"/>
    <style:style style:name="T117" style:parent-style-name="DefaultParagraphFont" style:family="text">
      <style:text-properties fo:font-style="italic" style:font-style-asian="italic" style:font-style-complex="italic"/>
    </style:style>
    <style:style style:name="P118" style:parent-style-name="Normal" style:list-style-name="LFO3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3" style:family="paragraph"/>
    <style:style style:name="P121" style:parent-style-name="Normal" style:list-style-name="LFO3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3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list-style-name="LFO3" style:family="paragraph"/>
    <style:style style:name="P126" style:parent-style-name="Normal" style:list-style-name="LFO3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3" style:family="paragraph"/>
    <style:style style:name="P1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33" style:family="table-column">
      <style:table-column-properties style:column-width="0.7152in"/>
    </style:style>
    <style:style style:name="TableColumn134" style:family="table-column">
      <style:table-column-properties style:column-width="0.6083in"/>
    </style:style>
    <style:style style:name="TableColumn135" style:family="table-column">
      <style:table-column-properties style:column-width="1.5104in"/>
    </style:style>
    <style:style style:name="TableColumn136" style:family="table-column">
      <style:table-column-properties style:column-width="3.659in"/>
    </style:style>
    <style:style style:name="Table132" style:family="table">
      <style:table-properties style:width="6.493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ableColumn197" style:family="table-column">
      <style:table-column-properties style:column-width="0.7673in"/>
    </style:style>
    <style:style style:name="TableColumn198" style:family="table-column">
      <style:table-column-properties style:column-width="1.9277in"/>
    </style:style>
    <style:style style:name="TableColumn199" style:family="table-column">
      <style:table-column-properties style:column-width="3.5506in"/>
    </style:style>
    <style:style style:name="Table196" style:family="table">
      <style:table-properties style:width="6.2458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232" style:parent-style-name="DefaultParagraphFont" style:family="text">
      <style:text-properties style:font-name="Segoe UI Emoji" style:font-name-complex="Segoe UI Emoji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list-style-name="LFO4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list-style-name="LFO4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Normal" style:list-style-name="LFO4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list-style-name="LFO5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5" style:family="paragraph"/>
    <style:style style:name="P247" style:parent-style-name="Normal" style:list-style-name="LFO5" style:family="paragraph"/>
    <style:style style:name="P248" style:parent-style-name="Normal" style:list-style-name="LFO5" style:family="paragraph"/>
    <style:style style:name="P249" style:parent-style-name="Normal" style:list-style-name="LFO5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Normal" style:list-style-name="LFO5" style:family="paragraph"/>
    <style:style style:name="P252" style:parent-style-name="Normal" style:list-style-name="LFO5" style:family="paragraph"/>
    <style:style style:name="P253" style:parent-style-name="Normal" style:list-style-name="LFO5" style:family="paragraph"/>
    <style:style style:name="P254" style:parent-style-name="Normal" style:list-style-name="LFO5" style:family="paragraph"/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Normal" style:list-style-name="LFO5" style:family="paragraph"/>
    <style:style style:name="P257" style:parent-style-name="Normal" style:list-style-name="LFO5" style:family="paragraph"/>
    <style:style style:name="P258" style:parent-style-name="Normal" style:list-style-name="LFO5" style:family="paragraph"/>
    <style:style style:name="T259" style:parent-style-name="DefaultParagraphFont" style:family="text">
      <style:text-properties fo:font-weight="bold" style:font-weight-asian="bold" style:font-weight-complex="bold"/>
    </style:style>
    <style:style style:name="P260" style:parent-style-name="Normal" style:list-style-name="LFO5" style:family="paragraph"/>
    <style:style style:name="P261" style:parent-style-name="Normal" style:list-style-name="LFO5" style:family="paragraph"/>
    <style:style style:name="P262" style:parent-style-name="Normal" style:list-style-name="LFO5" style:family="paragraph"/>
    <style:style style:name="T263" style:parent-style-name="DefaultParagraphFont" style:family="text">
      <style:text-properties fo:font-weight="bold" style:font-weight-asian="bold" style:font-weight-complex="bold"/>
    </style:style>
    <style:style style:name="P264" style:parent-style-name="Normal" style:list-style-name="LFO5" style:family="paragraph"/>
    <style:style style:name="P265" style:parent-style-name="Normal" style:list-style-name="LFO5" style:family="paragraph"/>
    <style:style style:name="P266" style:parent-style-name="Normal" style:list-style-name="LFO5" style:family="paragraph"/>
    <style:style style:name="T267" style:parent-style-name="DefaultParagraphFont" style:family="text">
      <style:text-properties fo:font-weight="bold" style:font-weight-asian="bold" style:font-weight-complex="bold"/>
    </style:style>
    <style:style style:name="T268" style:parent-style-name="DefaultParagraphFont" style:family="text">
      <style:text-properties fo:font-style="italic" style:font-style-asian="italic" style:font-style-complex="italic"/>
    </style:style>
    <style:style style:name="P269" style:parent-style-name="Normal" style:list-style-name="LFO5" style:family="paragraph"/>
    <style:style style:name="P270" style:parent-style-name="Normal" style:list-style-name="LFO5" style:family="paragraph"/>
    <style:style style:name="P271" style:parent-style-name="Normal" style:list-style-name="LFO5" style:family="paragraph"/>
    <style:style style:name="P272" style:parent-style-name="Normal" style:list-style-name="LFO5" style:family="paragraph"/>
    <style:style style:name="P273" style:parent-style-name="Normal" style:list-style-name="LFO5" style:family="paragraph"/>
    <style:style style:name="T274" style:parent-style-name="DefaultParagraphFont" style:family="text">
      <style:text-properties style:font-name="Segoe UI Emoji" style:font-name-complex="Segoe UI Emoji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TableColumn277" style:family="table-column">
      <style:table-column-properties style:column-width="0.9243in"/>
    </style:style>
    <style:style style:name="TableColumn278" style:family="table-column">
      <style:table-column-properties style:column-width="2.3013in"/>
    </style:style>
    <style:style style:name="TableColumn279" style:family="table-column">
      <style:table-column-properties style:column-width="1.0479in"/>
    </style:style>
    <style:style style:name="Table276" style:family="table">
      <style:table-properties style:width="4.2736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text-properties fo:font-weight="bold" style:font-weight-asian="bold"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P322" style:parent-style-name="Normal" style:list-style-name="LFO6" style:family="paragraph"/>
    <style:style style:name="T323" style:parent-style-name="DefaultParagraphFont" style:family="text">
      <style:text-properties fo:font-weight="bold" style:font-weight-asian="bold" style:font-weight-complex="bold"/>
    </style:style>
    <style:style style:name="P324" style:parent-style-name="Normal" style:list-style-name="LFO6" style:family="paragraph"/>
    <style:style style:name="T325" style:parent-style-name="DefaultParagraphFont" style:family="text">
      <style:text-properties fo:font-weight="bold" style:font-weight-asian="bold" style:font-weight-complex="bold"/>
    </style:style>
    <style:style style:name="P326" style:parent-style-name="Normal" style:list-style-name="LFO6" style:family="paragraph"/>
    <style:style style:name="T327" style:parent-style-name="DefaultParagraphFont" style:family="text">
      <style:text-properties fo:font-weight="bold" style:font-weight-asian="bold" style:font-weight-complex="bold"/>
    </style:style>
    <style:style style:name="P328" style:parent-style-name="Normal" style:list-style-name="LFO6" style:family="paragraph"/>
    <style:style style:name="T329" style:parent-style-name="DefaultParagraphFont" style:family="text">
      <style:text-properties fo:font-weight="bold" style:font-weight-asian="bold" style:font-weight-complex="bold"/>
    </style:style>
    <style:style style:name="P330" style:parent-style-name="Normal" style:family="paragraph">
      <style:text-properties fo:font-weight="bold" style:font-weight-asian="bold" style:font-weight-complex="bold"/>
    </style:style>
    <style:style style:name="P331" style:parent-style-name="Normal" style:list-style-name="LFO7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Normal" style:list-style-name="LFO7" style:family="paragraph"/>
    <style:style style:name="P334" style:parent-style-name="Normal" style:list-style-name="LFO7" style:family="paragraph"/>
    <style:style style:name="P335" style:parent-style-name="Normal" style:list-style-name="LFO7" style:family="paragraph"/>
    <style:style style:name="T336" style:parent-style-name="DefaultParagraphFont" style:family="text">
      <style:text-properties fo:font-weight="bold" style:font-weight-asian="bold" style:font-weight-complex="bold"/>
    </style:style>
    <style:style style:name="P337" style:parent-style-name="Normal" style:list-style-name="LFO7" style:family="paragraph"/>
    <style:style style:name="P338" style:parent-style-name="Normal" style:list-style-name="LFO7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P340" style:parent-style-name="Normal" style:list-style-name="LFO7" style:family="paragraph"/>
    <style:style style:name="T341" style:parent-style-name="DefaultParagraphFont" style:family="text">
      <style:text-properties style:font-name="Segoe UI Emoji" style:font-name-complex="Segoe UI Emoji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TableColumn344" style:family="table-column">
      <style:table-column-properties style:column-width="1.8076in"/>
    </style:style>
    <style:style style:name="TableColumn345" style:family="table-column">
      <style:table-column-properties style:column-width="2.9208in"/>
    </style:style>
    <style:style style:name="TableColumn346" style:family="table-column">
      <style:table-column-properties style:column-width="1.7645in"/>
    </style:style>
    <style:style style:name="Table343" style:family="table">
      <style:table-properties style:width="6.493in" fo:margin-left="0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text-properties fo:font-weight="bold" style:font-weight-asian="bold"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P370" style:parent-style-name="Normal" style:list-style-name="LFO8" style:family="paragraph"/>
    <style:style style:name="T371" style:parent-style-name="DefaultParagraphFont" style:family="text">
      <style:text-properties fo:font-weight="bold" style:font-weight-asian="bold" style:font-weight-complex="bold"/>
    </style:style>
    <style:style style:name="P372" style:parent-style-name="Normal" style:list-style-name="LFO8" style:family="paragraph"/>
    <style:style style:name="T373" style:parent-style-name="DefaultParagraphFont" style:family="text">
      <style:text-properties fo:font-weight="bold" style:font-weight-asian="bold" style:font-weight-complex="bold"/>
    </style:style>
    <style:style style:name="P374" style:parent-style-name="Normal" style:list-style-name="LFO8" style:family="paragraph"/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fo:font-weight="bold" style:font-weight-asian="bold" style:font-weight-complex="bold"/>
    </style:style>
    <style:style style:name="P3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379" style:parent-style-name="DefaultParagraphFont" style:family="text">
      <style:text-properties fo:font-weight="bold" style:font-weight-asian="bold" style:font-weight-complex="bold"/>
    </style:style>
    <style:style style:name="T380" style:parent-style-name="DefaultParagraphFont" style:family="text">
      <style:text-properties fo:font-weight="bold" style:font-weight-asian="bold" style:font-weight-complex="bold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P3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385" style:parent-style-name="DefaultParagraphFont" style:family="text">
      <style:text-properties fo:font-weight="bold" style:font-weight-asian="bold" style:font-weight-complex="bold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387" style:parent-style-name="DefaultParagraphFont" style:family="text">
      <style:text-properties fo:font-weight="bold" style:font-weight-asian="bold" style:font-weight-complex="bold"/>
    </style:style>
    <style:style style:name="T388" style:parent-style-name="DefaultParagraphFont" style:family="text">
      <style:text-properties style:font-name="Segoe UI Emoji" style:font-name-complex="Segoe UI Emoji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ableColumn391" style:family="table-column">
      <style:table-column-properties style:column-width="0.7006in"/>
    </style:style>
    <style:style style:name="TableColumn392" style:family="table-column">
      <style:table-column-properties style:column-width="2.7937in"/>
    </style:style>
    <style:style style:name="TableColumn393" style:family="table-column">
      <style:table-column-properties style:column-width="1.9486in"/>
    </style:style>
    <style:style style:name="Table390" style:family="table">
      <style:table-properties style:width="5.443in" fo:margin-left="0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text-properties fo:font-weight="bold" style:font-weight-asian="bold"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fo:font-weight="bold" style:font-weight-asian="bold"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text-properties fo:font-weight="bold" style:font-weight-asian="bold" style:font-weight-complex="bold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Java OOPs Concepts – Short Notes</text:p>
      <text:p text:style-name="P2">Type - 1</text:p>
      <text:list text:style-name="LFO2" text:continue-numbering="true">
        <text:list-item>
          <text:p text:style-name="P3"><text:span text:style-name="T4">Encapsulation</text:span><text:s/>– Wrapping data and methods into one unit (class) and restricting access using private variables and get/set methods.<text:line-break/><text:span text:style-name="T5">Example:</text:span><text:s/>Bank account balance is private and changed only by deposit/withdraw methods.</text:p>
        </text:list-item>
        <text:list-item>
          <text:p text:style-name="P6"><text:span text:style-name="T7">Inheritance</text:span><text:s/>– One class getting properties and methods from another class.<text:line-break/><text:span text:style-name="T8">Example:</text:span><text:s/>Dog inherits from Animal using extends.</text:p>
        </text:list-item>
        <text:list-item>
          <text:p text:style-name="P9"><text:span text:style-name="T10">Polymorphism</text:span><text:s/>– One action behaving differently in different situations.</text:p>
          <text:list text:continue-numbering="true">
            <text:list-item>
              <text:p text:style-name="P11"><text:span text:style-name="T12">Overloading</text:span><text:s/>– Same method name, different parameters.</text:p>
            </text:list-item>
            <text:list-item>
              <text:p text:style-name="P13"><text:span text:style-name="T14">Overriding</text:span><text:s/>– Same method in child class changes parent’s behavior.</text:p>
            </text:list-item>
          </text:list>
        </text:list-item>
        <text:list-item>
          <text:p text:style-name="P15"><text:span text:style-name="T16">Abstraction</text:span><text:s/>– Showing only important details, hiding the background code.<text:line-break/><text:span text:style-name="T17">Example:</text:span><text:s/>You use start() method of a car without knowing engine details. Done using<text:s/><text:span text:style-name="T18">abstract classes</text:span><text:s/>or<text:s/><text:span text:style-name="T19">interfaces</text:span>.</text:p>
        </text:list-item>
      </text:list>
      <text:p text:style-name="P20">Type - 2</text:p>
      <text:p text:style-name="P21">1. Encapsulation</text:p>
      <text:p text:style-name="Normal"><text:span text:style-name="T22">Definition:</text:span><text:s/>Binding data (variables) and code (methods) into one unit and hiding the data using access modifiers.<text:line-break/><text:span text:style-name="T23">Use:</text:span><text:s/>Protects data from direct access.</text:p>
      <text:p text:style-name="Normal">java</text:p>
      <text:p text:style-name="Normal">CopyEdit</text:p>
      <text:p text:style-name="Normal">class BankAccount {</text:p>
      <text:p text:style-name="Normal"><text:s text:c="4"/>private double balance; // hidden data</text:p>
      <text:p text:style-name="Normal"/>
      <text:p text:style-name="Normal"><text:s text:c="4"/>public void deposit(double amount) {</text:p>
      <text:p text:style-name="Normal"><text:s text:c="8"/>balance += amount;</text:p>
      <text:p text:style-name="Normal"><text:s text:c="4"/>}</text:p>
      <text:p text:style-name="Normal"><text:s text:c="4"/>public double getBalance() {</text:p>
      <text:soft-page-break/>
      <text:p text:style-name="Normal"><text:s text:c="8"/>return balance;</text:p>
      <text:p text:style-name="Normal"><text:s text:c="4"/>}</text:p>
      <text:p text:style-name="Normal">}</text:p>
      <text:p text:style-name="Normal"><text:span text:style-name="T24">Example meaning:</text:span><text:s/>You can deposit and get balance, but cannot directly change it.</text:p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25">2. Inheritance</text:p>
      <text:p text:style-name="Normal"><text:span text:style-name="T26">Definition:</text:span><text:s/>One class acquires properties and methods of another.<text:line-break/><text:span text:style-name="T27">Use:</text:span><text:s/>Reuse code and build relationships.</text:p>
      <text:p text:style-name="Normal">java</text:p>
      <text:p text:style-name="Normal">CopyEdit</text:p>
      <text:p text:style-name="Normal">class Animal {</text:p>
      <text:p text:style-name="Normal"><text:s text:c="4"/>void eat() { System.out.println("Eating..."); }</text:p>
      <text:p text:style-name="Normal">}</text:p>
      <text:p text:style-name="Normal"/>
      <text:p text:style-name="Normal">class Dog extends Animal {</text:p>
      <text:p text:style-name="Normal"><text:s text:c="4"/>void bark() { System.out.println("Barking..."); }</text:p>
      <text:p text:style-name="Normal">}</text:p>
      <text:p text:style-name="Normal"><text:span text:style-name="T28">Example meaning:</text:span><text:s/>Dog can eat (from Animal) and bark (own method).</text:p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P29">3. Polymorphism</text:p>
      <text:p text:style-name="Normal"><text:span text:style-name="T30">Definition:</text:span><text:s/>Same action works in different ways.</text:p>
      <text:p text:style-name="Normal"><text:span text:style-name="T31">(a) Compile-time – Method Overloading</text:span></text:p>
      <text:p text:style-name="Normal">java</text:p>
      <text:p text:style-name="Normal">CopyEdit</text:p>
      <text:p text:style-name="Normal">class MathOp {</text:p>
      <text:p text:style-name="Normal"><text:s text:c="4"/>int add(int a, int b) { return a + b; }</text:p>
      <text:soft-page-break/>
      <text:p text:style-name="Normal"><text:s text:c="4"/>double add(double a, double b) { return a + b; }</text:p>
      <text:p text:style-name="Normal">}</text:p>
      <text:p text:style-name="Normal"><text:span text:style-name="T32">(b) Runtime – Method Overriding</text:span></text:p>
      <text:p text:style-name="Normal">java</text:p>
      <text:p text:style-name="Normal">CopyEdit</text:p>
      <text:p text:style-name="Normal">class Animal {</text:p>
      <text:p text:style-name="Normal"><text:s text:c="4"/>void sound() { System.out.println("Animal sound"); }</text:p>
      <text:p text:style-name="Normal">}</text:p>
      <text:p text:style-name="Normal">class Dog extends Animal {</text:p>
      <text:p text:style-name="Normal"><text:s text:c="4"/>void sound() { System.out.println("Bark"); }</text:p>
      <text:p text:style-name="Normal">}</text:p>
      <text:p text:style-name="Normal"><text:span text:style-name="T33">Example meaning:</text:span><text:s/>Different outputs for sound() depending on object.</text:p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34">4. Abstraction</text:p>
      <text:p text:style-name="Normal"><text:span text:style-name="T35">Definition:</text:span><text:s/>Hiding implementation details and showing only important features.<text:line-break/><text:span text:style-name="T36">Use:</text:span><text:s/>Reduce complexity.</text:p>
      <text:p text:style-name="Normal">java</text:p>
      <text:p text:style-name="Normal">CopyEdit</text:p>
      <text:p text:style-name="Normal">abstract class Vehicle {</text:p>
      <text:p text:style-name="Normal"><text:s text:c="4"/>abstract void start();</text:p>
      <text:p text:style-name="Normal">}</text:p>
      <text:p text:style-name="Normal">class Car extends Vehicle {</text:p>
      <text:p text:style-name="Normal"><text:s text:c="4"/>void start() { System.out.println("Car starts with key"); }</text:p>
      <text:p text:style-name="Normal">}</text:p>
      <text:p text:style-name="Normal"><text:span text:style-name="T37">Example meaning:</text:span><text:s/>We only know start() works, not how engine works.</text:p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38">✅</text:span><text:s/><text:span text:style-name="T39">Quick Summary Table for Exam</text:span>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able:table table:style-name="Table44">
              <table:table-columns>
                <table:table-column table:style-name="TableColumn45"/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Concept</text:p>
                </table:table-cell>
                <table:table-cell table:style-name="TableCell51">
                  <text:p text:style-name="P52">Definition</text:p>
                </table:table-cell>
                <table:table-cell table:style-name="TableCell53">
                  <text:p text:style-name="P54">Example</text:p>
                </table:table-cell>
              </table:table-row>
              <table:table-row table:style-name="TableRow55">
                <table:table-cell table:style-name="TableCell56">
                  <text:p text:style-name="Normal">Encapsulation</text:p>
                </table:table-cell>
                <table:table-cell table:style-name="TableCell57">
                  <text:p text:style-name="Normal">Binding data &amp; methods, hiding details</text:p>
                </table:table-cell>
                <table:table-cell table:style-name="TableCell58">
                  <text:p text:style-name="Normal">BankAccount with private balance</text:p>
                </table:table-cell>
              </table:table-row>
              <table:table-row table:style-name="TableRow59">
                <table:table-cell table:style-name="TableCell60">
                  <text:p text:style-name="Normal">Inheritance</text:p>
                </table:table-cell>
                <table:table-cell table:style-name="TableCell61">
                  <text:p text:style-name="Normal">One class inherits from another</text:p>
                </table:table-cell>
                <table:table-cell table:style-name="TableCell62">
                  <text:p text:style-name="Normal">Dog extends Animal</text:p>
                </table:table-cell>
              </table:table-row>
              <table:table-row table:style-name="TableRow63">
                <table:table-cell table:style-name="TableCell64">
                  <text:p text:style-name="Normal">Polymorphism</text:p>
                </table:table-cell>
                <table:table-cell table:style-name="TableCell65">
                  <text:p text:style-name="Normal">Same method, different behavior</text:p>
                </table:table-cell>
                <table:table-cell table:style-name="TableCell66">
                  <text:p text:style-name="Normal">Overloading add() / Overriding sound()</text:p>
                </table:table-cell>
              </table:table-row>
              <table:table-row table:style-name="TableRow67">
                <table:table-cell table:style-name="TableCell68">
                  <text:p text:style-name="Normal">Abstraction</text:p>
                </table:table-cell>
                <table:table-cell table:style-name="TableCell69">
                  <text:p text:style-name="Normal">Hiding how things work</text:p>
                </table:table-cell>
                <table:table-cell table:style-name="TableCell70">
                  <text:p text:style-name="Normal">abstract class Vehicle</text:p>
                </table:table-cell>
              </table:table-row>
            </table:table>
            <text:p text:style-name="P71"/>
          </table:table-cell>
        </table:table-row>
      </table:table>
      <text:p text:style-name="Normal"/>
      <text:p text:style-name="P72">Features of OOP in Java – Brief Notes</text:p>
      <text:list text:style-name="LFO3" text:continue-numbering="true">
        <text:list-item>
          <text:p text:style-name="P73"><text:span text:style-name="T74">Encapsulation</text:span></text:p>
          <text:list text:continue-numbering="true">
            <text:list-item>
              <text:p text:style-name="P75">Wrapping data (variables) and methods in a single unit called a class.</text:p>
            </text:list-item>
            <text:list-item>
              <text:p text:style-name="P76">Protects data using private variables and public getters/setters.</text:p>
            </text:list-item>
            <text:list-item>
              <text:p text:style-name="P77"><text:span text:style-name="T78">Example:</text:span><text:s/>Bank account balance can be changed only through deposit/withdraw methods.</text:p>
            </text:list-item>
          </text:list>
        </text:list-item>
        <text:list-item>
          <text:p text:style-name="P79"><text:span text:style-name="T80">Inheritance</text:span></text:p>
          <text:list text:continue-numbering="true">
            <text:list-item>
              <text:p text:style-name="P81">One class can acquire properties and methods of another class using extends.</text:p>
            </text:list-item>
            <text:list-item>
              <text:p text:style-name="P82">Promotes<text:s/><text:span text:style-name="T83">code reusability</text:span><text:s/>and<text:s/><text:span text:style-name="T84">hierarchical relationships</text:span>.</text:p>
            </text:list-item>
            <text:list-item>
              <text:p text:style-name="P85"><text:span text:style-name="T86">Example:</text:span><text:s/>Dog inherits from Animal and gets its eat() method.</text:p>
            </text:list-item>
          </text:list>
        </text:list-item>
        <text:list-item>
          <text:p text:style-name="P87"><text:span text:style-name="T88">Polymorphism</text:span></text:p>
          <text:list text:continue-numbering="true">
            <text:list-item>
              <text:p text:style-name="P89">Ability of a method or object to behave in multiple ways.</text:p>
            </text:list-item>
            <text:list-item>
              <text:p text:style-name="P90"><text:span text:style-name="T91">Overloading</text:span><text:s/>– Same method name, different parameters.</text:p>
            </text:list-item>
            <text:list-item>
              <text:p text:style-name="P92"><text:span text:style-name="T93">Overriding</text:span><text:s/>– Child class changes parent class method.</text:p>
            </text:list-item>
            <text:list-item>
              <text:p text:style-name="P94"><text:span text:style-name="T95">Example:</text:span><text:s/>sound() method works differently for Dog and Cat.</text:p>
            </text:list-item>
          </text:list>
        </text:list-item>
        <text:list-item>
          <text:p text:style-name="P96"><text:span text:style-name="T97">Abstraction</text:span></text:p>
          <text:list text:continue-numbering="true">
            <text:list-item>
              <text:p text:style-name="P98">Showing only essential details, hiding background implementation.</text:p>
            </text:list-item>
            <text:list-item>
              <text:p text:style-name="P99">Done using<text:s/><text:span text:style-name="T100">abstract classes</text:span><text:s/>and<text:s/><text:span text:style-name="T101">interfaces</text:span>.</text:p>
            </text:list-item>
            <text:list-item>
              <text:p text:style-name="P102"><text:span text:style-name="T103">Example:</text:span><text:s/>You call start() on a car without knowing how the engine works.</text:p>
            </text:list-item>
          </text:list>
        </text:list-item>
        <text:list-item>
          <text:p text:style-name="P104"><text:span text:style-name="T105">Class</text:span></text:p>
          <text:list text:continue-numbering="true">
            <text:list-item>
              <text:p text:style-name="P106">Blueprint or template for creating objects.</text:p>
            </text:list-item>
            <text:list-item>
              <text:p text:style-name="P107">Defines variables (fields) and methods.</text:p>
            </text:list-item>
          </text:list>
        </text:list-item>
        <text:list-item>
          <text:p text:style-name="P108"><text:span text:style-name="T109">Object</text:span></text:p>
          <text:list text:continue-numbering="true">
            <text:list-item>
              <text:p text:style-name="P110">Instance of a class containing actual data and methods.</text:p>
            </text:list-item>
            <text:list-item>
              <text:p text:style-name="P111"><text:span text:style-name="T112">Example:</text:span><text:s/>Dog d = new Dog();</text:p>
            </text:list-item>
          </text:list>
        </text:list-item>
        <text:list-item>
          <text:p text:style-name="P113"><text:span text:style-name="T114">Message Passing</text:span></text:p>
          <text:list text:continue-numbering="true">
            <text:list-item>
              <text:p text:style-name="P115">Objects communicate by calling methods on each other.</text:p>
            </text:list-item>
            <text:list-item>
              <text:p text:style-name="P116"><text:span text:style-name="T117">Example:</text:span><text:s/>object1.methodName();</text:p>
            </text:list-item>
          </text:list>
        </text:list-item>
        <text:list-item>
          <text:p text:style-name="P118"><text:span text:style-name="T119">Dynamic Binding</text:span></text:p>
          <text:list text:continue-numbering="true">
            <text:list-item>
              <text:p text:style-name="P120">The method call is decided at runtime based on the object type.</text:p>
            </text:list-item>
            <text:list-item>
              <text:p text:style-name="P121">Mostly used in<text:s/><text:span text:style-name="T122">method overriding</text:span>.</text:p>
            </text:list-item>
          </text:list>
        </text:list-item>
        <text:list-item>
          <text:p text:style-name="P123"><text:span text:style-name="T124">Modularity</text:span></text:p>
          <text:list text:continue-numbering="true">
            <text:list-item>
              <text:p text:style-name="P125">Dividing the program into small, independent modules (classes) for easier maintenance.</text:p>
            </text:list-item>
          </text:list>
        </text:list-item>
        <text:list-item>
          <text:p text:style-name="P126"><text:span text:style-name="T127">Reusability</text:span></text:p>
          <text:list text:continue-numbering="true">
            <text:list-item>
              <text:p text:style-name="P128">Using existing code in new programs without rewriting it, mainly achieved through inheritance.</text:p>
            </text:list-item>
          </text:list>
        </text:list-item>
      </text:list>
      <text:p text:style-name="P129">Data Types in Java</text:p>
      <text:p text:style-name="Normal">Java data types are divided into<text:s/><text:span text:style-name="T130">two main categories</text:span>:</text:p>
      <text:p text:style-name="Normal"><draw:custom-shape svg:x="0in" svg:y="0in" svg:width="45.51042in" svg:height="0.00139in" draw:z-index="0" draw:id="id4" draw:style-name="a4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131">1. Primitive Data Types</text:p>
      <text:p text:style-name="Normal">These are the basic built-in data types.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Type</text:p>
          </table:table-cell>
          <table:table-cell table:style-name="TableCell140">
            <text:p text:style-name="P141">Size</text:p>
          </table:table-cell>
          <table:table-cell table:style-name="TableCell142">
            <text:p text:style-name="P143">Example</text:p>
          </table:table-cell>
          <table:table-cell table:style-name="TableCell144">
            <text:p text:style-name="P145">Brief Explanation</text:p>
          </table:table-cell>
        </table:table-row>
        <table:table-row table:style-name="TableRow146">
          <table:table-cell table:style-name="TableCell147">
            <text:p text:style-name="Normal"><text:span text:style-name="T148">byte</text:span></text:p>
          </table:table-cell>
          <table:table-cell table:style-name="TableCell149">
            <text:p text:style-name="Normal">1 byte</text:p>
          </table:table-cell>
          <table:table-cell table:style-name="TableCell150">
            <text:p text:style-name="Normal">byte a = 100;</text:p>
          </table:table-cell>
          <table:table-cell table:style-name="TableCell151">
            <text:p text:style-name="Normal">Stores small integers (-128 to 127).</text:p>
          </table:table-cell>
        </table:table-row>
        <table:table-row table:style-name="TableRow152">
          <table:table-cell table:style-name="TableCell153">
            <text:p text:style-name="Normal"><text:span text:style-name="T154">short</text:span></text:p>
          </table:table-cell>
          <table:table-cell table:style-name="TableCell155">
            <text:p text:style-name="Normal">2 bytes</text:p>
          </table:table-cell>
          <table:table-cell table:style-name="TableCell156">
            <text:p text:style-name="Normal">short s = 32000;</text:p>
          </table:table-cell>
          <table:table-cell table:style-name="TableCell157">
            <text:p text:style-name="Normal">Stores medium-range integers (-32,768 to 32,767).</text:p>
          </table:table-cell>
        </table:table-row>
        <table:table-row table:style-name="TableRow158">
          <table:table-cell table:style-name="TableCell159">
            <text:p text:style-name="Normal"><text:span text:style-name="T160">int</text:span></text:p>
          </table:table-cell>
          <table:table-cell table:style-name="TableCell161">
            <text:p text:style-name="Normal">4 bytes</text:p>
          </table:table-cell>
          <table:table-cell table:style-name="TableCell162">
            <text:p text:style-name="Normal">int x = 50000;</text:p>
          </table:table-cell>
          <table:table-cell table:style-name="TableCell163">
            <text:p text:style-name="Normal">Default integer type for whole numbers.</text:p>
          </table:table-cell>
        </table:table-row>
        <table:table-row table:style-name="TableRow164">
          <table:table-cell table:style-name="TableCell165">
            <text:p text:style-name="Normal"><text:span text:style-name="T166">long</text:span></text:p>
          </table:table-cell>
          <table:table-cell table:style-name="TableCell167">
            <text:p text:style-name="Normal">8 bytes</text:p>
          </table:table-cell>
          <table:table-cell table:style-name="TableCell168">
            <text:p text:style-name="Normal">long l = 1000000000L;</text:p>
          </table:table-cell>
          <table:table-cell table:style-name="TableCell169">
            <text:p text:style-name="Normal">Stores large integers.</text:p>
          </table:table-cell>
        </table:table-row>
        <table:table-row table:style-name="TableRow170">
          <table:table-cell table:style-name="TableCell171">
            <text:p text:style-name="Normal"><text:span text:style-name="T172">float</text:span></text:p>
          </table:table-cell>
          <table:table-cell table:style-name="TableCell173">
            <text:p text:style-name="Normal">4 bytes</text:p>
          </table:table-cell>
          <table:table-cell table:style-name="TableCell174">
            <text:p text:style-name="Normal">float f = 5.75f;</text:p>
          </table:table-cell>
          <table:table-cell table:style-name="TableCell175">
            <text:p text:style-name="Normal">Stores decimal numbers (single precision).</text:p>
          </table:table-cell>
        </table:table-row>
        <table:table-row table:style-name="TableRow176">
          <table:table-cell table:style-name="TableCell177">
            <text:p text:style-name="Normal"><text:span text:style-name="T178">double</text:span></text:p>
          </table:table-cell>
          <table:table-cell table:style-name="TableCell179">
            <text:p text:style-name="Normal">8 bytes</text:p>
          </table:table-cell>
          <table:table-cell table:style-name="TableCell180">
            <text:p text:style-name="Normal">double d = 19.99;</text:p>
          </table:table-cell>
          <table:table-cell table:style-name="TableCell181">
            <text:p text:style-name="Normal">Stores decimal numbers (double precision, default for decimals).</text:p>
          </table:table-cell>
        </table:table-row>
        <table:table-row table:style-name="TableRow182">
          <table:table-cell table:style-name="TableCell183">
            <text:p text:style-name="Normal"><text:span text:style-name="T184">char</text:span></text:p>
          </table:table-cell>
          <table:table-cell table:style-name="TableCell185">
            <text:p text:style-name="Normal">2 bytes</text:p>
          </table:table-cell>
          <table:table-cell table:style-name="TableCell186">
            <text:p text:style-name="Normal">char c = 'A';</text:p>
          </table:table-cell>
          <table:table-cell table:style-name="TableCell187">
            <text:p text:style-name="Normal">Stores a single character (Unicode).</text:p>
          </table:table-cell>
        </table:table-row>
        <table:table-row table:style-name="TableRow188">
          <table:table-cell table:style-name="TableCell189">
            <text:p text:style-name="Normal"><text:span text:style-name="T190">boolean</text:span></text:p>
          </table:table-cell>
          <table:table-cell table:style-name="TableCell191">
            <text:p text:style-name="Normal">1 bit</text:p>
          </table:table-cell>
          <table:table-cell table:style-name="TableCell192">
            <text:p text:style-name="Normal">boolean flag = true;</text:p>
          </table:table-cell>
          <table:table-cell table:style-name="TableCell193">
            <text:p text:style-name="Normal">Stores only true or false.</text:p>
          </table:table-cell>
        </table:table-row>
      </table:table>
      <text:p text:style-name="Normal"><draw:custom-shape svg:x="0in" svg:y="0in" svg:width="45.51042in" svg:height="0.00139in" draw:z-index="0" draw:id="id5" draw:style-name="a5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P194">2. Non-Primitive (Reference) Data Types</text:p>
      <text:p text:style-name="Normal">These are created by the programmer or provided by Java and store<text:s/><text:span text:style-name="T195">references</text:span><text:s/>to objects.</text:p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Type</text:p>
          </table:table-cell>
          <table:table-cell table:style-name="TableCell203">
            <text:p text:style-name="P204">Example</text:p>
          </table:table-cell>
          <table:table-cell table:style-name="TableCell205">
            <text:p text:style-name="P206">Brief Explanation</text:p>
          </table:table-cell>
        </table:table-row>
        <table:table-row table:style-name="TableRow207">
          <table:table-cell table:style-name="TableCell208">
            <text:p text:style-name="Normal"><text:span text:style-name="T209">String</text:span></text:p>
          </table:table-cell>
          <table:table-cell table:style-name="TableCell210">
            <text:p text:style-name="Normal">String name = "John";</text:p>
          </table:table-cell>
          <table:table-cell table:style-name="TableCell211">
            <text:p text:style-name="Normal">Sequence of characters (text).</text:p>
          </table:table-cell>
        </table:table-row>
        <table:table-row table:style-name="TableRow212">
          <table:table-cell table:style-name="TableCell213">
            <text:p text:style-name="Normal"><text:span text:style-name="T214">Array</text:span></text:p>
          </table:table-cell>
          <table:table-cell table:style-name="TableCell215">
            <text:p text:style-name="Normal">int[] nums = {1, 2, 3};</text:p>
          </table:table-cell>
          <table:table-cell table:style-name="TableCell216">
            <text:p text:style-name="Normal">Collection of fixed-size elements of the same type.</text:p>
          </table:table-cell>
        </table:table-row>
        <table:table-row table:style-name="TableRow217">
          <table:table-cell table:style-name="TableCell218">
            <text:p text:style-name="Normal"><text:span text:style-name="T219">Class</text:span></text:p>
          </table:table-cell>
          <table:table-cell table:style-name="TableCell220">
            <text:p text:style-name="Normal">class Student {}</text:p>
          </table:table-cell>
          <table:table-cell table:style-name="TableCell221">
            <text:p text:style-name="Normal">Blueprint for creating objects.</text:p>
          </table:table-cell>
        </table:table-row>
        <table:table-row table:style-name="TableRow222">
          <table:table-cell table:style-name="TableCell223">
            <text:p text:style-name="Normal"><text:span text:style-name="T224">Object</text:span></text:p>
          </table:table-cell>
          <table:table-cell table:style-name="TableCell225">
            <text:p text:style-name="Normal">Object obj = new Object();</text:p>
          </table:table-cell>
          <table:table-cell table:style-name="TableCell226">
            <text:p text:style-name="Normal">Parent of all classes.</text:p>
          </table:table-cell>
        </table:table-row>
        <table:table-row table:style-name="TableRow227">
          <table:table-cell table:style-name="TableCell228">
            <text:p text:style-name="Normal"><text:span text:style-name="T229">Interface</text:span></text:p>
          </table:table-cell>
          <table:table-cell table:style-name="TableCell230">
            <text:p text:style-name="Normal">interface Animal {}</text:p>
          </table:table-cell>
          <table:table-cell table:style-name="TableCell231">
            <text:p text:style-name="Normal">Contract that classes implement.</text:p>
          </table:table-cell>
        </table:table-row>
      </table:table>
      <text:p text:style-name="Normal"><draw:custom-shape svg:x="0in" svg:y="0in" svg:width="45.51042in" svg:height="0.00139in" draw:z-index="0" draw:id="id6" draw:style-name="a6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2">💡</text:span><text:s/><text:span text:style-name="T233">Key Points for Exam:</text:span></text:p>
      <text:list text:style-name="LFO4" text:continue-numbering="true">
        <text:list-item>
          <text:p text:style-name="P234"><text:span text:style-name="T235">Primitive types</text:span><text:s/>store actual values.</text:p>
        </text:list-item>
        <text:list-item>
          <text:p text:style-name="P236"><text:span text:style-name="T237">Non-primitive types</text:span><text:s/>store references (memory addresses).</text:p>
        </text:list-item>
        <text:list-item>
          <text:p text:style-name="P238">Java is<text:s/><text:span text:style-name="T239">strongly typed</text:span><text:s/>– every variable must have a declared type.</text:p>
        </text:list-item>
      </text:list>
      <text:p text:style-name="Normal"/>
      <text:p text:style-name="P240">Tokens in Java</text:p>
      <text:p text:style-name="Normal"><text:span text:style-name="T241">Definition:</text:span><text:s/><text:span text:style-name="T242">Tokens</text:span><text:s/>are the smallest individual units of a Java program.<text:line-break/>Just like a sentence is made of words, a Java program is made of tokens.</text:p>
      <text:p text:style-name="Normal"><draw:custom-shape svg:x="0in" svg:y="0in" svg:width="45.51042in" svg:height="0.00139in" draw:z-index="0" draw:id="id7" draw:style-name="a7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243">Types of Tokens in Java</text:p>
      <text:list text:style-name="LFO5" text:continue-numbering="true">
        <text:list-item>
          <text:p text:style-name="P244"><text:span text:style-name="T245">Keywords</text:span></text:p>
          <text:list text:continue-numbering="true">
            <text:list-item>
              <text:p text:style-name="P246">Predefined, reserved words in Java that have a fixed meaning.</text:p>
            </text:list-item>
            <text:list-item>
              <text:p text:style-name="P247">Cannot be used as variable names.</text:p>
            </text:list-item>
            <text:list-item>
              <text:p text:style-name="P248">Examples: class, public, static, void, if, else, return.</text:p>
            </text:list-item>
          </text:list>
        </text:list-item>
      </text:list>
      <text:p text:style-name="Normal">java</text:p>
      <text:p text:style-name="Normal">CopyEdit</text:p>
      <text:p text:style-name="Normal">public class Test { }</text:p>
      <text:list text:style-name="LFO5" text:continue-numbering="true">
        <text:list-item>
          <text:p text:style-name="P249"><text:span text:style-name="T250">Identifiers</text:span></text:p>
          <text:list text:continue-numbering="true">
            <text:list-item>
              <text:p text:style-name="P251">Names given to variables, methods, classes, etc.</text:p>
            </text:list-item>
            <text:list-item>
              <text:p text:style-name="P252">Rules: Must start with a letter, _ or $, cannot be a keyword.</text:p>
            </text:list-item>
            <text:list-item>
              <text:p text:style-name="P253">Examples: age, StudentName, calculateTotal.</text:p>
            </text:list-item>
          </text:list>
        </text:list-item>
      </text:list>
      <text:p text:style-name="Normal">java</text:p>
      <text:p text:style-name="Normal">CopyEdit</text:p>
      <text:p text:style-name="Normal">int age = 20;</text:p>
      <text:list text:style-name="LFO5" text:continue-numbering="true">
        <text:list-item>
          <text:p text:style-name="P254"><text:span text:style-name="T255">Literals</text:span></text:p>
          <text:list text:continue-numbering="true">
            <text:list-item>
              <text:p text:style-name="P256">Constant values written directly in the code.</text:p>
            </text:list-item>
            <text:list-item>
              <text:p text:style-name="P257">Types: Integer (10), Float (3.14), Char ('A'), String ("Hello"), Boolean (true).</text:p>
            </text:list-item>
          </text:list>
        </text:list-item>
      </text:list>
      <text:p text:style-name="Normal">java</text:p>
      <text:p text:style-name="Normal">CopyEdit</text:p>
      <text:soft-page-break/>
      <text:p text:style-name="Normal">int num = 10;</text:p>
      <text:p text:style-name="Normal">char grade = 'A';</text:p>
      <text:list text:style-name="LFO5" text:continue-numbering="true">
        <text:list-item>
          <text:p text:style-name="P258"><text:span text:style-name="T259">Operators</text:span></text:p>
          <text:list text:continue-numbering="true">
            <text:list-item>
              <text:p text:style-name="P260">Symbols that perform operations on variables and values.</text:p>
            </text:list-item>
            <text:list-item>
              <text:p text:style-name="P261">Types: Arithmetic (+, -), Relational (&gt;, &lt;), Logical (&amp;&amp;, ||), Assignment (=).</text:p>
            </text:list-item>
          </text:list>
        </text:list-item>
      </text:list>
      <text:p text:style-name="Normal">java</text:p>
      <text:p text:style-name="Normal">CopyEdit</text:p>
      <text:p text:style-name="Normal">int sum = a + b;</text:p>
      <text:list text:style-name="LFO5" text:continue-numbering="true">
        <text:list-item>
          <text:p text:style-name="P262"><text:span text:style-name="T263">Separators (Punctuators)</text:span></text:p>
          <text:list text:continue-numbering="true">
            <text:list-item>
              <text:p text:style-name="P264">Symbols used to separate code elements.</text:p>
            </text:list-item>
            <text:list-item>
              <text:p text:style-name="P265">Examples: ; (end of statement), , (separator), {} (block), () (method call).</text:p>
            </text:list-item>
          </text:list>
        </text:list-item>
      </text:list>
      <text:p text:style-name="Normal">java</text:p>
      <text:p text:style-name="Normal">CopyEdit</text:p>
      <text:p text:style-name="Normal">if (x &gt; 0) { System.out.println("Positive"); }</text:p>
      <text:list text:style-name="LFO5" text:continue-numbering="true">
        <text:list-item>
          <text:p text:style-name="P266"><text:span text:style-name="T267">Comments</text:span><text:s/><text:span text:style-name="T268">(not really a token, but part of program writing)</text:span></text:p>
          <text:list text:continue-numbering="true">
            <text:list-item>
              <text:p text:style-name="P269">Used to explain code, ignored by compiler.</text:p>
            </text:list-item>
            <text:list-item>
              <text:p text:style-name="P270">Types:</text:p>
              <text:list text:continue-numbering="true">
                <text:list-item>
                  <text:p text:style-name="P271">Single-line: // comment</text:p>
                </text:list-item>
                <text:list-item>
                  <text:p text:style-name="P272">Multi-line: /* comment */</text:p>
                </text:list-item>
                <text:list-item>
                  <text:p text:style-name="P273">Documentation: /** comment */</text:p>
                </text:list-item>
              </text:list>
            </text:list-item>
          </text:list>
        </text:list-item>
      </text:list>
      <text:p text:style-name="Normal"><draw:custom-shape svg:x="0in" svg:y="0in" svg:width="36in" svg:height="0.00139in" draw:z-index="0" draw:id="id8" draw:style-name="a8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4">✅</text:span><text:s/><text:span text:style-name="T275">Quick Summary Table for Exam</text:span>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Token Type</text:p>
          </table:table-cell>
          <table:table-cell table:style-name="TableCell283">
            <text:p text:style-name="P284">Meaning</text:p>
          </table:table-cell>
          <table:table-cell table:style-name="TableCell285">
            <text:p text:style-name="P286">Example</text:p>
          </table:table-cell>
        </table:table-row>
        <table:table-row table:style-name="TableRow287">
          <table:table-cell table:style-name="TableCell288">
            <text:p text:style-name="Normal"><text:span text:style-name="T289">Keyword</text:span></text:p>
          </table:table-cell>
          <table:table-cell table:style-name="TableCell290">
            <text:p text:style-name="Normal">Reserved Java word</text:p>
          </table:table-cell>
          <table:table-cell table:style-name="TableCell291">
            <text:p text:style-name="Normal">public, class</text:p>
          </table:table-cell>
        </table:table-row>
        <table:table-row table:style-name="TableRow292">
          <table:table-cell table:style-name="TableCell293">
            <text:p text:style-name="Normal"><text:span text:style-name="T294">Identifier</text:span></text:p>
          </table:table-cell>
          <table:table-cell table:style-name="TableCell295">
            <text:p text:style-name="Normal">Name for variable, method, etc.</text:p>
          </table:table-cell>
          <table:table-cell table:style-name="TableCell296">
            <text:p text:style-name="Normal">sum, Student</text:p>
          </table:table-cell>
        </table:table-row>
        <table:table-row table:style-name="TableRow297">
          <table:table-cell table:style-name="TableCell298">
            <text:p text:style-name="Normal"><text:span text:style-name="T299">Literal</text:span></text:p>
          </table:table-cell>
          <table:table-cell table:style-name="TableCell300">
            <text:p text:style-name="Normal">Fixed constant value</text:p>
          </table:table-cell>
          <table:table-cell table:style-name="TableCell301">
            <text:p text:style-name="Normal">100, "Hello"</text:p>
          </table:table-cell>
        </table:table-row>
        <table:table-row table:style-name="TableRow302">
          <table:table-cell table:style-name="TableCell303">
            <text:p text:style-name="Normal"><text:span text:style-name="T304">Operator</text:span></text:p>
          </table:table-cell>
          <table:table-cell table:style-name="TableCell305">
            <text:p text:style-name="Normal">Symbol to perform operation</text:p>
          </table:table-cell>
          <table:table-cell table:style-name="TableCell306">
            <text:p text:style-name="Normal">+, &gt;</text:p>
          </table:table-cell>
        </table:table-row>
        <table:table-row table:style-name="TableRow307">
          <table:table-cell table:style-name="TableCell308">
            <text:p text:style-name="Normal"><text:span text:style-name="T309">Separator</text:span></text:p>
          </table:table-cell>
          <table:table-cell table:style-name="TableCell310">
            <text:p text:style-name="Normal">Symbol to separate code</text:p>
          </table:table-cell>
          <table:table-cell table:style-name="TableCell311">
            <text:p text:style-name="Normal">;, {}</text:p>
          </table:table-cell>
        </table:table-row>
        <table:table-row table:style-name="TableRow312">
          <table:table-cell table:style-name="TableCell313">
            <text:p text:style-name="Normal"><text:span text:style-name="T314">Comment</text:span></text:p>
          </table:table-cell>
          <table:table-cell table:style-name="TableCell315">
            <text:p text:style-name="Normal">Notes ignored by compiler</text:p>
          </table:table-cell>
          <table:table-cell table:style-name="TableCell316">
            <text:p text:style-name="Normal">// hello</text:p>
          </table:table-cell>
        </table:table-row>
      </table:table>
      <text:p text:style-name="Normal"/>
      <text:p text:style-name="P317">Constructors in Java</text:p>
      <text:p text:style-name="Normal"><text:span text:style-name="T318">Definition:</text:span><text:s/>A<text:s/><text:span text:style-name="T319">constructor</text:span><text:s/>is a special method in Java that is used to<text:s/><text:span text:style-name="T320">initialize objects</text:span>.<text:line-break/>It is called automatically when an object is created.</text:p>
      <text:p text:style-name="Normal"><draw:custom-shape svg:x="0in" svg:y="0in" svg:width="45.51042in" svg:height="0.00139in" draw:z-index="0" draw:id="id9" draw:style-name="a9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321">Key Points</text:p>
      <text:list text:style-name="LFO6" text:continue-numbering="true">
        <text:list-item>
          <text:p text:style-name="P322">Constructor<text:s/><text:span text:style-name="T323">name must be same</text:span><text:s/>as the class name.</text:p>
        </text:list-item>
        <text:list-item>
          <text:p text:style-name="P324">It<text:s/><text:span text:style-name="T325">has no return type</text:span><text:s/>(not even void).</text:p>
        </text:list-item>
        <text:list-item>
          <text:p text:style-name="P326">It runs<text:s/><text:span text:style-name="T327">automatically</text:span><text:s/>when new keyword is used.</text:p>
        </text:list-item>
        <text:list-item>
          <text:p text:style-name="P328">Used to<text:s/><text:span text:style-name="T329">assign initial values</text:span><text:s/>to object fields.</text:p>
        </text:list-item>
      </text:list>
      <text:p text:style-name="Normal"><draw:custom-shape svg:x="0in" svg:y="0in" svg:width="45.51042in" svg:height="0.00139in" draw:z-index="0" draw:id="id10" draw:style-name="a10" draw:name="Horizontal Line 92" text:anchor-type="as-char"><svg:title/><svg:desc/><draw:enhanced-geometry draw:type="non-primitive" svg:viewBox="0 0 21600 21600" draw:enhanced-path="M 0 0 L 21600 0 21600 21600 0 21600 Z N"/></draw:custom-shape></text:p>
      <text:p text:style-name="P330">Types of Constructors in Java</text:p>
      <text:list text:style-name="LFO7" text:continue-numbering="true">
        <text:list-item>
          <text:p text:style-name="P331"><text:span text:style-name="T332">Default Constructor</text:span></text:p>
          <text:list text:continue-numbering="true">
            <text:list-item>
              <text:p text:style-name="P333">No parameters.</text:p>
            </text:list-item>
            <text:list-item>
              <text:p text:style-name="P334">Provided automatically by Java if you don’t write one.</text:p>
            </text:list-item>
          </text:list>
        </text:list-item>
      </text:list>
      <text:p text:style-name="Normal">java</text:p>
      <text:p text:style-name="Normal">CopyEdit</text:p>
      <text:p text:style-name="Normal">class Student {</text:p>
      <text:p text:style-name="Normal"><text:s text:c="4"/>Student() { // default constructor</text:p>
      <text:p text:style-name="Normal"><text:s text:c="8"/>System.out.println("Student object created");</text:p>
      <text:p text:style-name="Normal"><text:s text:c="4"/>}</text:p>
      <text:p text:style-name="Normal">}</text:p>
      <text:soft-page-break/>
      <text:p text:style-name="Normal">public class Test {</text:p>
      <text:p text:style-name="Normal"><text:s text:c="4"/>public static void main(String[] args) {</text:p>
      <text:p text:style-name="Normal"><text:s text:c="8"/>Student s = new Student(); // calls default constructor</text:p>
      <text:p text:style-name="Normal"><text:s text:c="4"/>}</text:p>
      <text:p text:style-name="Normal">}</text:p>
      <text:list text:style-name="LFO7" text:continue-numbering="true">
        <text:list-item>
          <text:p text:style-name="P335"><text:span text:style-name="T336">Parameterized Constructor</text:span></text:p>
          <text:list text:continue-numbering="true">
            <text:list-item>
              <text:p text:style-name="P337">Takes parameters to set initial values.</text:p>
            </text:list-item>
          </text:list>
        </text:list-item>
      </text:list>
      <text:p text:style-name="Normal">java</text:p>
      <text:p text:style-name="Normal">CopyEdit</text:p>
      <text:p text:style-name="Normal">class Student {</text:p>
      <text:p text:style-name="Normal"><text:s text:c="4"/>String name;</text:p>
      <text:p text:style-name="Normal"><text:s text:c="4"/>int age;</text:p>
      <text:p text:style-name="Normal"><text:s text:c="4"/>Student(String n, int a) { // parameterized constructor</text:p>
      <text:p text:style-name="Normal"><text:s text:c="8"/>name = n;</text:p>
      <text:p text:style-name="Normal"><text:s text:c="8"/>age = a;</text:p>
      <text:p text:style-name="Normal"><text:s text:c="4"/>}</text:p>
      <text:p text:style-name="Normal"><text:s text:c="4"/>void display() {</text:p>
      <text:p text:style-name="Normal"><text:s text:c="8"/>System.out.println(name + " " + age);</text:p>
      <text:p text:style-name="Normal"><text:s text:c="4"/>}</text:p>
      <text:p text:style-name="Normal">}</text:p>
      <text:p text:style-name="Normal">public class Test {</text:p>
      <text:p text:style-name="Normal"><text:s text:c="4"/>public static void main(String[] args) {</text:p>
      <text:p text:style-name="Normal"><text:s text:c="8"/>Student s1 = new Student("John", 20);</text:p>
      <text:p text:style-name="Normal"><text:s text:c="8"/>s1.display();</text:p>
      <text:p text:style-name="Normal"><text:s text:c="4"/>}</text:p>
      <text:p text:style-name="Normal">}</text:p>
      <text:soft-page-break/>
      <text:list text:style-name="LFO7" text:continue-numbering="true">
        <text:list-item>
          <text:p text:style-name="P338"><text:span text:style-name="T339">Constructor Overloading</text:span></text:p>
          <text:list text:continue-numbering="true">
            <text:list-item>
              <text:p text:style-name="P340">Having more than one constructor in a class with different parameters.</text:p>
            </text:list-item>
          </text:list>
        </text:list-item>
      </text:list>
      <text:p text:style-name="Normal">java</text:p>
      <text:p text:style-name="Normal">CopyEdit</text:p>
      <text:p text:style-name="Normal">class Student {</text:p>
      <text:p text:style-name="Normal"><text:s text:c="4"/>Student() { System.out.println("No data"); }</text:p>
      <text:p text:style-name="Normal"><text:s text:c="4"/>Student(String name) { System.out.println("Name: " + name); }</text:p>
      <text:p text:style-name="Normal">}</text:p>
      <text:p text:style-name="Normal"><draw:custom-shape svg:x="0in" svg:y="0in" svg:width="45.51042in" svg:height="0.00139in" draw:z-index="0" draw:id="id11" draw:style-name="a11" draw:name="Horizontal Line 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1">✅</text:span><text:s/><text:span text:style-name="T342">Quick Summary Table</text:span></text:p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Type</text:p>
          </table:table-cell>
          <table:table-cell table:style-name="TableCell350">
            <text:p text:style-name="P351">Description</text:p>
          </table:table-cell>
          <table:table-cell table:style-name="TableCell352">
            <text:p text:style-name="P353">Example</text:p>
          </table:table-cell>
        </table:table-row>
        <table:table-row table:style-name="TableRow354">
          <table:table-cell table:style-name="TableCell355">
            <text:p text:style-name="Normal">Default Constructor</text:p>
          </table:table-cell>
          <table:table-cell table:style-name="TableCell356">
            <text:p text:style-name="Normal">No parameters, sets default values</text:p>
          </table:table-cell>
          <table:table-cell table:style-name="TableCell357">
            <text:p text:style-name="Normal">Student()</text:p>
          </table:table-cell>
        </table:table-row>
        <table:table-row table:style-name="TableRow358">
          <table:table-cell table:style-name="TableCell359">
            <text:p text:style-name="Normal">Parameterized Constructor</text:p>
          </table:table-cell>
          <table:table-cell table:style-name="TableCell360">
            <text:p text:style-name="Normal">Takes arguments to set values</text:p>
          </table:table-cell>
          <table:table-cell table:style-name="TableCell361">
            <text:p text:style-name="Normal">Student("John", 20)</text:p>
          </table:table-cell>
        </table:table-row>
        <table:table-row table:style-name="TableRow362">
          <table:table-cell table:style-name="TableCell363">
            <text:p text:style-name="Normal">Constructor Overloading</text:p>
          </table:table-cell>
          <table:table-cell table:style-name="TableCell364">
            <text:p text:style-name="Normal">Multiple constructors with different parameters</text:p>
          </table:table-cell>
          <table:table-cell table:style-name="TableCell365">
            <text:p text:style-name="Normal">Student(), Student(String)</text:p>
          </table:table-cell>
        </table:table-row>
      </table:table>
      <text:p text:style-name="Normal"/>
      <text:p text:style-name="Normal"/>
      <text:p text:style-name="P366">1. Variable in Java</text:p>
      <text:p text:style-name="Normal"><text:span text:style-name="T367">Definition:</text:span><text:s/>A<text:s/><text:span text:style-name="T368">variable</text:span><text:s/>is a named memory location used to store data.</text:p>
      <text:p text:style-name="Normal"><text:span text:style-name="T369">Types of Variables:</text:span></text:p>
      <text:list text:style-name="LFO8" text:continue-numbering="true">
        <text:list-item>
          <text:p text:style-name="P370"><text:span text:style-name="T371">Local Variable</text:span><text:s/>– Declared inside a method, used only there.</text:p>
        </text:list-item>
        <text:list-item>
          <text:p text:style-name="P372"><text:span text:style-name="T373">Instance Variable</text:span><text:s/>– Declared inside a class but outside methods; belongs to an object.</text:p>
        </text:list-item>
        <text:list-item>
          <text:p text:style-name="P374"><text:span text:style-name="T375">Static Variable</text:span><text:s/>– Declared with static keyword; shared by all objects.</text:p>
        </text:list-item>
      </text:list>
      <text:p text:style-name="Normal"><text:span text:style-name="T376">Example:</text:span></text:p>
      <text:p text:style-name="Normal">java</text:p>
      <text:soft-page-break/>
      <text:p text:style-name="Normal">CopyEdit</text:p>
      <text:p text:style-name="Normal">class Student {</text:p>
      <text:p text:style-name="Normal"><text:s text:c="4"/>String name; <text:s text:c="6"/>// instance variable</text:p>
      <text:p text:style-name="Normal"><text:s text:c="4"/>static String clg = "ALC"; // static variable</text:p>
      <text:p text:style-name="Normal"/>
      <text:p text:style-name="Normal"><text:s text:c="4"/>void setName(String n) { // local variable 'n'</text:p>
      <text:p text:style-name="Normal"><text:s text:c="8"/>name = n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12" draw:style-name="a12" draw:name="Horizontal Line 115" text:anchor-type="as-char"><svg:title/><svg:desc/><draw:enhanced-geometry draw:type="non-primitive" svg:viewBox="0 0 21600 21600" draw:enhanced-path="M 0 0 L 21600 0 21600 21600 0 21600 Z N"/></draw:custom-shape></text:p>
      <text:p text:style-name="P377">2. Class in Java</text:p>
      <text:p text:style-name="Normal"><text:span text:style-name="T378">Definition:</text:span><text:s/>A<text:s/><text:span text:style-name="T379">class</text:span><text:s/>is a blueprint or template for creating objects.<text:line-break/>It defines<text:s/><text:span text:style-name="T380">fields (variables)</text:span><text:s/>and<text:s/><text:span text:style-name="T381">methods</text:span><text:s/>that objects will have.</text:p>
      <text:p text:style-name="Normal"><text:span text:style-name="T382">Example:</text:span></text:p>
      <text:p text:style-name="Normal">java</text:p>
      <text:p text:style-name="Normal">CopyEdit</text:p>
      <text:p text:style-name="Normal">class Student {</text:p>
      <text:p text:style-name="Normal"><text:s text:c="4"/>String name;</text:p>
      <text:p text:style-name="Normal"><text:s text:c="4"/>void study() {</text:p>
      <text:p text:style-name="Normal"><text:s text:c="8"/>System.out.println(name + " is studying"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13" draw:style-name="a13" draw:name="Horizontal Line 116" text:anchor-type="as-char"><svg:title/><svg:desc/><draw:enhanced-geometry draw:type="non-primitive" svg:viewBox="0 0 21600 21600" draw:enhanced-path="M 0 0 L 21600 0 21600 21600 0 21600 Z N"/></draw:custom-shape></text:p>
      <text:p text:style-name="P383">3. Object in Java</text:p>
      <text:p text:style-name="Normal"><text:span text:style-name="T384">Definition:</text:span><text:s/>An<text:s/><text:span text:style-name="T385">object</text:span><text:s/>is an instance of a class that contains actual values for the fields and can use the class’s methods.</text:p>
      <text:soft-page-break/>
      <text:p text:style-name="Normal"><text:span text:style-name="T386">Example:</text:span></text:p>
      <text:p text:style-name="Normal">java</text:p>
      <text:p text:style-name="Normal">CopyEdit</text:p>
      <text:p text:style-name="Normal">public class Test {</text:p>
      <text:p text:style-name="Normal"><text:s text:c="4"/>public static void main(String[] args) {</text:p>
      <text:p text:style-name="Normal"><text:s text:c="8"/>Student s1 = new Student(); // object creation</text:p>
      <text:p text:style-name="Normal"><text:s text:c="8"/>s1.name = "John";</text:p>
      <text:p text:style-name="Normal"><text:s text:c="8"/>s1.study();</text:p>
      <text:p text:style-name="Normal"><text:s text:c="4"/>}</text:p>
      <text:p text:style-name="Normal">}</text:p>
      <text:p text:style-name="Normal"><text:span text:style-name="T387">Output:</text:span></text:p>
      <text:p text:style-name="Normal">csharp</text:p>
      <text:p text:style-name="Normal">CopyEdit</text:p>
      <text:p text:style-name="Normal">John is studying</text:p>
      <text:p text:style-name="Normal"><draw:custom-shape svg:x="0in" svg:y="0in" svg:width="45.51042in" svg:height="0.00139in" draw:z-index="0" draw:id="id14" draw:style-name="a14" draw:name="Horizontal Line 1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8">✅</text:span><text:s/><text:span text:style-name="T389">Quick Summary Table</text:span>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Term</text:p>
          </table:table-cell>
          <table:table-cell table:style-name="TableCell397">
            <text:p text:style-name="P398">Definition</text:p>
          </table:table-cell>
          <table:table-cell table:style-name="TableCell399">
            <text:p text:style-name="P400">Example</text:p>
          </table:table-cell>
        </table:table-row>
        <table:table-row table:style-name="TableRow401">
          <table:table-cell table:style-name="TableCell402">
            <text:p text:style-name="Normal">Variable</text:p>
          </table:table-cell>
          <table:table-cell table:style-name="TableCell403">
            <text:p text:style-name="Normal">Named memory location to store data</text:p>
          </table:table-cell>
          <table:table-cell table:style-name="TableCell404">
            <text:p text:style-name="Normal">int age = 20;</text:p>
          </table:table-cell>
        </table:table-row>
        <table:table-row table:style-name="TableRow405">
          <table:table-cell table:style-name="TableCell406">
            <text:p text:style-name="Normal">Class</text:p>
          </table:table-cell>
          <table:table-cell table:style-name="TableCell407">
            <text:p text:style-name="Normal">Blueprint/template for creating objects</text:p>
          </table:table-cell>
          <table:table-cell table:style-name="TableCell408">
            <text:p text:style-name="Normal">class Student { }</text:p>
          </table:table-cell>
        </table:table-row>
        <table:table-row table:style-name="TableRow409">
          <table:table-cell table:style-name="TableCell410">
            <text:p text:style-name="Normal">Object</text:p>
          </table:table-cell>
          <table:table-cell table:style-name="TableCell411">
            <text:p text:style-name="Normal">Instance of a class</text:p>
          </table:table-cell>
          <table:table-cell table:style-name="TableCell412">
            <text:p text:style-name="Normal">Student s = new Student();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RESH GANGOLU</meta:initial-creator>
    <dc:creator>SURESH GANGOLU</dc:creator>
    <meta:creation-date>2025-08-11T15:41:00Z</meta:creation-date>
    <dc:date>2025-08-11T15:41:00Z</dc:date>
    <meta:template xlink:href="Normal" xlink:type="simple"/>
    <meta:editing-cycles>2</meta:editing-cycles>
    <meta:editing-duration>PT0S</meta:editing-duration>
    <meta:document-statistic meta:page-count="13" meta:paragraph-count="21" meta:word-count="1579" meta:character-count="10561" meta:row-count="75" meta:non-whitespace-character-count="9003"/>
  </office:meta>
</office:document-meta>
</file>